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1.0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2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82000000 of 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495.0495049504952" office:value-type="float"/>
          <table:table-cell table:style-name="acquired_lot_note_fiat" office:value="234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55.0495049504950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18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8000000 of 1.0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1504.950495049505" office:value-type="float"/>
          <table:table-cell table:style-name="acquired_lot_note_fiat" office:value="11730.66666666666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25.716171617161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3000000 of 3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83000000 of 1.0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2861.33333333333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87.333333333333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91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1000000 of 0.9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3/11/2020</text:p>
          </table:table-cell>
          <table:table-cell table:style-name="taxable_event_note_border_fiat" office:value="20.0" office:value-type="float"/>
          <table:table-cell table:style-name="acquired_lot_note_border_fiat" office:value="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.0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1.0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2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.8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1: 2.00000000 of 10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1.822128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